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7000000DD96A9755F767CFE13.png" manifest:media-type="image/png"/>
  <manifest:file-entry manifest:full-path="Pictures/100000000000029A00000119363917E5E7BF2C04.png" manifest:media-type="image/png"/>
  <manifest:file-entry manifest:full-path="Pictures/10000000000002AD0000012562847DCF1456FE7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e2c" officeooo:paragraph-rsid="001d0e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3" text:anchor-type="char" svg:x="1.318cm" svg:y="0.661cm" svg:width="11.192cm" svg:height="5.847cm" draw:z-index="1"><draw:image xlink:href="Pictures/10000000000001A7000000DD96A9755F767CFE13.png" xlink:type="simple" xlink:show="embed" xlink:actuate="onLoad" draw:mime-type="image/png"/></draw:frame>1 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-- </text:p>
      <text:p text:style-name="P1"/>
      <text:p text:style-name="P1"/>
      <text:p text:style-name="P1"><draw:frame draw:style-name="fr1" draw:name="Imagen4" text:anchor-type="char" svg:x="-0.067cm" svg:y="0.035cm" svg:width="17cm" svg:height="7.172cm" draw:z-index="2"><draw:image xlink:href="Pictures/100000000000029A00000119363917E5E7BF2C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--</text:p>
      <text:p text:style-name="P1"><draw:frame draw:style-name="fr1" draw:name="Imagen1" text:anchor-type="char" svg:x="0.563cm" svg:y="0.145cm" svg:width="17cm" svg:height="7.271cm" draw:z-index="0"><draw:image xlink:href="Pictures/10000000000002AD0000012562847DCF1456FE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22:35:21.701000000</meta:creation-date>
    <dc:date>2024-04-16T22:38:17.479000000</dc:date>
    <meta:editing-duration>PT2M56S</meta:editing-duration>
    <meta:editing-cycles>1</meta:editing-cycles>
    <meta:document-statistic meta:table-count="0" meta:image-count="3" meta:object-count="0" meta:page-count="2" meta:paragraph-count="3" meta:word-count="4" meta:character-count="11" meta:non-whitespace-character-count="9"/>
    <meta:generator>LibreOffice/7.5.4.2$Windows_X86_64 LibreOffice_project/36ccfdc35048b057fd9854c757a8b67ec53977b6</meta:generator>
  </office:meta>
</office:document-meta>
</file>